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45e4" officeooo:paragraph-rsid="000445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LEGS<text:tab/></text:p>
      <text:p text:style-name="P1"><text:tab/></text:p>
      <text:p text:style-name="P1">Workout 1<text:tab/>Reps</text:p>
      <text:p text:style-name="P1">Leg press<text:tab/>15-12-10</text:p>
      <text:p text:style-name="P1">Pistol squat <text:tab/>15-12-10</text:p>
      <text:p text:style-name="P1">Sumo squat<text:tab/>15-12-12-10</text:p>
      <text:p text:style-name="P1">Standing hamstring curl<text:tab/>15-12-10-15</text:p>
      <text:p text:style-name="P1">Seated hamstring curl<text:tab/>15-12-10-15</text:p>
      <text:p text:style-name="P1">Calf raise on leg press<text:tab/>4x15</text:p>
      <text:p text:style-name="P1">Bent knee calf raise<text:tab/>3x12</text:p>
      <text:p text:style-name="P1">Cable kickbacks<text:tab/>4x10</text:p>
      <text:p text:style-name="P1">Abductions<text:tab/>3x15</text:p>
      <text:p text:style-name="P1"><text:tab/></text:p>
      <text:p text:style-name="P1">Workout 2<text:tab/>Reps</text:p>
      <text:p text:style-name="P1">Step up curtsy lunge (superset 1)<text:tab/>5x10 each</text:p>
      <text:p text:style-name="P1">Slide lunges (superset )<text:tab/>5x15</text:p>
      <text:p text:style-name="P1">Switch jumps<text:tab/>5x10</text:p>
      <text:p text:style-name="P1">Good mornings (superset 2)<text:tab/>4x15</text:p>
      <text:p text:style-name="P1">Walking lunges (superset 2)<text:tab/>4x10 each</text:p>
      <text:p text:style-name="P1"><text:tab/></text:p>
      <text:p text:style-name="P1">Workout 3<text:tab/>Reps</text:p>
      <text:p text:style-name="P1">Standing/lying leg curls (superset 1)<text:tab/>5x12</text:p>
      <text:p text:style-name="P1">Booty blaster in hammy machine (set 1)<text:tab/>5x12</text:p>
      <text:p text:style-name="P1">Bulgarian split squat<text:tab/>5x12</text:p>
      <text:p text:style-name="P1">Cable kickbacks (superset 2)<text:tab/>5x12</text:p>
      <text:p text:style-name="P1">Stiff leg deadlift (superset 2)<text:tab/>5x12</text:p>
      <text:p text:style-name="P1"><text:tab/></text:p>
      <text:p text:style-name="P1"><text:tab/></text:p>
      <text:p text:style-name="P1">Workout 4<text:tab/>Reps</text:p>
      <text:p text:style-name="P1">Sumo squats <text:tab/>4x10</text:p>
      <text:p text:style-name="P1">Leg press<text:tab/>15-12-10</text:p>
      <text:p text:style-name="P1">Lying leg curl <text:tab/>3x10</text:p>
      <text:p text:style-name="P1">Stiff leg deadlift<text:tab/>4x15</text:p>
      <text:p text:style-name="P1">Walking lunges <text:tab/>3x15 each</text:p>
      <text:p text:style-name="P1">Abductions<text:tab/>4x15</text:p>
      <text:p text:style-name="P1">Calf raises <text:tab/>6x20</text:p>
      <text:p text:style-name="P1"><text:tab/></text:p>
      <text:p text:style-name="P1">Workout 5<text:tab/>Reps</text:p>
      <text:p text:style-name="P1">Leg press?<text:tab/>3x12</text:p>
      <text:p text:style-name="P1">Butt blaster on leg extensions<text:tab/>3x10</text:p>
      <text:p text:style-name="P1">Leg curls<text:tab/>4x12</text:p>
      <text:p text:style-name="P1">Hack squat (abductions?)<text:tab/>3x10</text:p>
      <text:p text:style-name="P1">Hip thrusts<text:tab/>4x12</text:p>
      <text:p text:style-name="P1">Slide lunges<text:tab/>3x10</text:p>
      <text:p text:style-name="P1">Walking lunges<text:tab/>3x10 each</text:p>
      <text:p text:style-name="P1"><text:tab/></text:p>
      <text:p text:style-name="P1">Workout 6<text:tab/>Reps</text:p>
      <text:p text:style-name="P1">Cable stiff and squat<text:tab/>4x20</text:p>
      <text:p text:style-name="P1">Step up curtsy lunge<text:tab/>4x12</text:p>
      <text:p text:style-name="P1">Lateral lunges<text:tab/>3x15</text:p>
      <text:p text:style-name="P1">Pull through<text:tab/>4x15</text:p>
      <text:p text:style-name="P1"><text:soft-page-break/>Abductions<text:tab/>4x20</text:p>
      <text:p text:style-name="P1"><text:tab/></text:p>
      <text:p text:style-name="P1">Workout 7<text:tab/>Reps</text:p>
      <text:p text:style-name="P1">Squats<text:tab/>3x12</text:p>
      <text:p text:style-name="P1">Smith machine lunge<text:tab/>3x10</text:p>
      <text:p text:style-name="P1">Cable kickbacks<text:tab/>3x15</text:p>
      <text:p text:style-name="P1">Hip thrusts<text:tab/>3x20</text:p>
      <text:p text:style-name="P1">Abductions<text:tab/>3x12+5partial</text:p>
      <text:p text:style-name="P1">Calf raise on leg press<text:tab/>3x15</text:p>
      <text:p text:style-name="P1">Calf extensions<text:tab/>3x15</text:p>
      <text:p text:style-name="P1"><text:tab/></text:p>
      <text:p text:style-name="P1">Workout 8<text:tab/>Reps</text:p>
      <text:p text:style-name="P1">Good morning<text:tab/>4x20</text:p>
      <text:p text:style-name="P1">Db Single leg deadlifts (superset 1) <text:tab/>3x15</text:p>
      <text:p text:style-name="P1">Squats (superset 1)<text:tab/>3x10</text:p>
      <text:p text:style-name="P1">Bulgarian split squat<text:tab/>4x10</text:p>
      <text:p text:style-name="P1">Abductions<text:tab/>4x20</text:p>
      <text:p text:style-name="P1">Cable kickbacks<text:tab/>4x10</text:p>
      <text:p text:style-name="P1">Wall hip thrusts (dag kickbacks?)<text:tab/>4x20</text:p>
      <text:p text:style-name="P1"><text:tab/></text:p>
      <text:p text:style-name="P1">Workout 9<text:tab/>Reps</text:p>
      <text:p text:style-name="P1">A1: Goblet squat<text:tab/>4x10</text:p>
      <text:p text:style-name="P1">A2: Barbell glute bridge<text:tab/>4x12</text:p>
      <text:p text:style-name="P1">B1: Romanian deadlift<text:tab/>4x10</text:p>
      <text:p text:style-name="P1">B2: Walking lunge<text:tab/>4x20</text:p>
      <text:p text:style-name="P1">C1: Leg curl<text:tab/>4x12</text:p>
      <text:p text:style-name="P1">C2: Leg extensions<text:tab/>4x12</text:p>
      <text:p text:style-name="P1"><text:tab/></text:p>
      <text:p text:style-name="P1">Workout 10<text:tab/>Reps</text:p>
      <text:p text:style-name="P1">Squats<text:tab/>15-12-12-10</text:p>
      <text:p text:style-name="P1">Deadlift<text:tab/>3x10</text:p>
      <text:p text:style-name="P1">Leg press<text:tab/>3x10</text:p>
      <text:p text:style-name="P1">Jump rope<text:tab/>50x</text:p>
      <text:p text:style-name="P1">Leg extension<text:tab/>3x10</text:p>
      <text:p text:style-name="P1">Sitting calf press<text:tab/>3x15</text:p>
      <text:p text:style-name="P1">Jump rope<text:tab/>3x15</text:p>
      <text:p text:style-name="P1">Kettlebell swing<text:tab/>50x</text:p>
      <text:p text:style-name="P1">Standing calf raises<text:tab/>3x10</text:p>
      <text:p text:style-name="P1">Jump rope<text:tab/>50x</text:p>
      <text:p text:style-name="P1"><text:tab/></text:p>
      <text:p text:style-name="P1">Workout 11<text:tab/>Reps</text:p>
      <text:p text:style-name="P1">Deep squats<text:tab/>4x10</text:p>
      <text:p text:style-name="P1">Prone hamstring curl<text:tab/>4x10</text:p>
      <text:p text:style-name="P1">Pistol squat<text:tab/>3x10 each</text:p>
      <text:p text:style-name="P1">Romanian deadlift<text:tab/>3x10</text:p>
      <text:p text:style-name="P1">Dumbbell sumo squat<text:tab/>3x10</text:p>
      <text:p text:style-name="P1">Cable/resistance kickbacks<text:tab/>3x15</text:p>
      <text:p text:style-name="P1">Dumbbell SLDL<text:tab/>3x10</text:p>
      <text:p text:style-name="P1">Glute kickups/side squat with band<text:tab/>3x10</text:p>
      <text:p text:style-name="P1"><text:tab/></text:p>
      <text:p text:style-name="P1">Alternates<text:tab/></text:p>
      <text:p text:style-name="P1">slide lunges<text:tab/></text:p>
      <text:p text:style-name="P1"><text:soft-page-break/>Goblet squats<text:tab/></text:p>
      <text:p text:style-name="P1">step up curtsy lunge<text:tab/></text:p>
      <text:p text:style-name="P1">lateral lunges<text:tab/></text:p>
      <text:p text:style-name="P1">Cable Stiff and Cable Squat Combo<text:tab/></text:p>
      <text:p text:style-name="P1">cable stiff<text:tab/></text:p>
      <text:p text:style-name="P1">cable squat<text:tab/></text:p>
      <text:p text:style-name="P1">pull throughs<text:tab/></text:p>
      <text:p text:style-name="P1">sumo deadlifts<text:tab/></text:p>
      <text:p text:style-name="P1">side step with band<text:tab/></text:p>
      <text:p text:style-name="P1">side squat with band<text:tab/></text:p>
      <text:p text:style-name="P1">good mornings with band<text:tab/></text:p>
      <text:p text:style-name="P1">booty blaster in hammy machine<text:tab/></text:p>
      <text:p text:style-name="P1">squat to curtsy<text:tab/></text:p>
      <text:p text:style-name="P1">deep step ups<text:tab/></text:p>
      <text:p text:style-name="P1">good morning to squat combo<text:tab/></text:p>
      <text:p text:style-name="P1">wall hip thrusts<text:tab/></text:p>
      <text:p text:style-name="P1">butt blaster on leg extension<text:tab/>25/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02-18T09:48:53.515701164</meta:creation-date>
    <dc:date>2015-02-18T09:49:11.271851283</dc:date>
    <dc:creator>Rakel </dc:creator>
    <meta:editing-duration>P0D</meta:editing-duration>
    <meta:editing-cycles>1</meta:editing-cycles>
    <meta:document-statistic meta:table-count="0" meta:image-count="0" meta:object-count="0" meta:page-count="3" meta:paragraph-count="121" meta:word-count="389" meta:character-count="2315" meta:non-whitespace-character-count="1994"/>
    <meta:generator>LibreOffice/4.2.3.3$Linux_X86_64 LibreOffice_project/420m0$Build-3</meta:generator>
  </office:meta>
</office:document-meta>
</file>